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NewRomanPS-BoldMT" svg:font-family="TimesNewRomanPS-BoldMT"/>
    <style:font-face style:name="TimesNewRomanPSMT" svg:font-family="TimesNewRomanPSM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NewRomanPS-BoldMT" style:font-name-asian="TimesNewRomanPS-BoldMT" style:font-name-complex="TimesNewRomanPS-BoldMT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NewRomanPSMT" style:font-name-asian="TimesNewRomanPSMT" style:font-name-complex="TimesNewRomanPSMT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color="#000000" style:font-name="TimesNewRomanPS-BoldMT" style:font-name-asian="TimesNewRomanPS-BoldMT" style:font-name-complex="TimesNewRomanPS-BoldMT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0000" style:font-name="TimesNewRomanPSMT" style:font-name-asian="TimesNewRomanPSMT" style:font-name-complex="TimesNewRomanPSMT" fo:font-size="12pt" style:font-size-asian="12pt" style:font-size-complex="12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1" style:family="table-cell" style:parent-style-name="Default" style:data-style-name="N0">
      <style:text-properties fo:color="#FF0000" fo:font-size="16pt" style:font-size-asian="16pt" style:font-size-complex="16pt"/>
    </style:style>
    <style:style style:name="ce12" style:family="table-cell" style:parent-style-name="Default" style:data-style-name="N0">
      <style:text-properties fo:font-size="20pt" style:font-size-asian="20pt" style:font-size-complex="20pt"/>
    </style:style>
    <style:style style:name="ce13" style:family="table-cell" style:parent-style-name="Default" style:data-style-name="N0"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color="#000000" style:font-name="TimesNewRomanPSMT" style:font-name-asian="TimesNewRomanPSMT" style:font-name-complex="TimesNewRomanPSMT"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color="#0070C0" style:font-name="TimesNewRomanPSMT" style:font-name-asian="TimesNewRomanPSMT" style:font-name-complex="TimesNewRomanPSMT" fo:font-size="12pt" style:font-size-asian="12pt" style:font-size-complex="12pt"/>
    </style:style>
    <style:style style:name="ce16" style:family="table-cell" style:parent-style-name="Default" style:data-style-name="N0">
      <style:text-properties fo:color="#0070C0"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ext-properties fo:font-size="18pt" style:font-size-asian="18pt" style:font-size-complex="18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3.62479166666667cm"/>
    </style:style>
    <style:style style:name="co16" style:family="table-column">
      <style:table-column-properties fo:break-before="auto" style:column-width="2.9897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3.30729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4925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3.254375cm"/>
    </style:style>
    <style:style style:name="co23" style:family="table-column">
      <style:table-column-properties fo:break-before="auto" style:column-width="3.96875cm"/>
    </style:style>
    <style:style style:name="co24" style:family="table-column">
      <style:table-column-properties fo:break-before="auto" style:column-width="3.14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23.25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tropie_Wind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9" table:default-cell-style-name="ce1"/>
        <table:table-row table:style-name="ro1">
          <table:table-cell/>
          <table:table-cell table:number-columns-repeated="4" table:style-name="ce1"/>
          <table:table-cell office:value-type="string" table:style-name="ce1">
            <text:p>Arbres de décision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Nous avons d'abord ordonner les températurs par ordre croissant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Outlook<text:s/></text:p>
          </table:table-cell>
          <table:table-cell table:style-name="ce2"/>
          <table:table-cell office:value-type="string" table:style-name="ce2">
            <text:p>Temperature<text:s/></text:p>
          </table:table-cell>
          <table:table-cell office:value-type="string" table:style-name="ce2">
            <text:p>Humidity<text:s/></text:p>
          </table:table-cell>
          <table:table-cell office:value-type="string" table:style-name="ce2">
            <text:p>Windy<text:s/></text:p>
          </table:table-cell>
          <table:table-cell office:value-type="string" table:style-name="ce2">
            <text:p>Class</text:p>
          </table:table-cell>
          <table:table-cell table:style-name="ce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1" table:style-name="ce3">
            <text:p>71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0" table:style-name="ce3">
            <text:p>7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1" table:style-name="ce3">
            <text:p>81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3" table:style-name="ce3">
            <text:p>83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otal d'individus</text:p>
          </table:table-cell>
          <table:table-cell table:number-columns-repeated="3" table:style-name="ce1"/>
          <table:table-cell office:value-type="string" table:style-name="ce4">
            <text:p>Windy/tru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" table:formula="of:=-([.G23]/[.I23]*LOG([.G23]/[.I23];2)+[.H23]/[.I23]*LOG([.H23]/[.I23];2))" table:style-name="ce4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4">
            <text:p>Windy/false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0.81127812445913283" table:formula="of:=-([.G24]/[.I24]*LOG([.G24]/[.I24];2)+[.H24]/[.I24]*LOG([.H24]/[.I24];2))" table:style-name="ce4">
            <text:p>0,811278124</text:p>
          </table:table-cell>
          <table:table-cell table:number-columns-repeated="1637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Entropy <text:s/>: H(Class)</text:p>
          </table:table-cell>
          <table:table-cell table:number-columns-repeated="6" table:style-name="ce1"/>
          <table:table-cell office:value-type="string" table:style-name="ce5">
            <text:p>Entropie Moyenne</text:p>
          </table:table-cell>
          <table:table-cell office:value-type="float" office:value="0.89215892826236165" table:formula="of:=([.I23]*[.J23]+[.I24]*[.J24])/14" table:style-name="ce6">
            <text:p>0,892158928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0.94028595867063092" table:formula="of:=-(9/14*LOG(9/14;2)+5/14*LOG(5/14;2))" table:style-name="ce1">
            <text:p>0,940285959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5">
            <text:p>gain(Windy)</text:p>
          </table:table-cell>
          <table:table-cell office:value-type="float" office:value="4.8127030408269267E-2" table:formula="of:=[Entropie_Windy.$B$27]-[.J26]" table:style-name="ce6">
            <text:p>0,04812703</text:p>
          </table:table-cell>
          <table:table-cell table:number-columns-repeated="16374"/>
        </table:table-row>
        <table:table-row table:number-rows-repeated="1048548" table:style-name="ro1">
          <table:table-cell table:number-columns-repeated="16384"/>
        </table:table-row>
      </table:table>
      <table:table table:name="Entropie_Humidity_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9" table:default-cell-style-name="ce1"/>
        <table:table-row table:style-name="ro1">
          <table:table-cell/>
          <table:table-cell table:number-columns-repeated="4" table:style-name="ce1"/>
          <table:table-cell office:value-type="string" table:style-name="ce1">
            <text:p>Arbres de décision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Nous avons d'abord ordonner Humidity par ordre croissant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Outlook<text:s/></text:p>
          </table:table-cell>
          <table:table-cell table:style-name="ce2"/>
          <table:table-cell office:value-type="string" table:style-name="ce2">
            <text:p>Temperature<text:s/></text:p>
          </table:table-cell>
          <table:table-cell office:value-type="string" table:style-name="ce2">
            <text:p>Humidity<text:s/></text:p>
          </table:table-cell>
          <table:table-cell office:value-type="string" table:style-name="ce2">
            <text:p>Windy<text:s/></text:p>
          </table:table-cell>
          <table:table-cell office:value-type="string" table:style-name="ce2">
            <text:p>Class</text:p>
          </table:table-cell>
          <table:table-cell table:style-name="ce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1" table:style-name="ce3">
            <text:p>81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3" table:style-name="ce3">
            <text:p>83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1" table:style-name="ce3">
            <text:p>71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0" table:style-name="ce3">
            <text:p>7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otal d'individus</text:p>
          </table:table-cell>
          <table:table-cell table:number-columns-repeated="3" table:style-name="ce1"/>
          <table:table-cell office:value-type="string" table:style-name="ce4">
            <text:p>Humidity/=&lt;6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4">
            <text:p>Humidity/&gt;65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0.96123660472287598" table:formula="of:=-([.G24]/[.I24]*LOG([.G24]/[.I24];2)+[.H24]/[.I24]*LOG([.H24]/[.I24];2))" table:style-name="ce8">
            <text:p>0,961236605</text:p>
          </table:table-cell>
          <table:table-cell table:number-columns-repeated="16374"/>
        </table:table-row>
        <table:table-row table:style-name="ro2">
          <table:table-cell/>
          <table:table-cell table:number-columns-repeated="7" table:style-name="ce1"/>
          <table:table-cell office:value-type="string" table:style-name="ce5">
            <text:p>Entropie moyenne</text:p>
          </table:table-cell>
          <table:table-cell office:value-type="float" office:value="0.89257684724267061" table:formula="of:=([.I23]*[.J23]+[.I24]*[.J24])/14" table:style-name="ce6">
            <text:p>0,892576847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Entropy <text:s/>: H(Class)</text:p>
          </table:table-cell>
          <table:table-cell table:number-columns-repeated="6" table:style-name="ce1"/>
          <table:table-cell office:value-type="string" table:style-name="ce5">
            <text:p>gain(Humidity)</text:p>
          </table:table-cell>
          <table:table-cell office:value-type="float" office:value="4.7709111427960305E-2" table:formula="of:=[Entropie_Humidity__.$B$27]-[.J25]" table:style-name="ce6">
            <text:p>0,0477091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94028595867063092" table:formula="of:=-(9/14*LOG(9/14;2)+5/14*LOG(5/14;2))" table:style-name="ce1">
            <text:p>0,940285959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Humidity/=&lt;85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0.8812908992306927" table:formula="of:=-([.G29]/[.I29]*LOG([.G29]/[.I29];2)+[.H29]/[.I29]*LOG([.H29]/[.I29];2))" table:style-name="ce4">
            <text:p>0,881290899</text:p>
          </table:table-cell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office:value-type="string" table:style-name="ce4">
            <text:p>Humidity/&gt;8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formula="of:=-([.G30]/[.I30]*LOG([.G30]/[.I30];2)+[.H30]/[.I30]*LOG([.H30]/[.I30];2))" table:style-name="ce4">
            <text:p>1</text:p>
          </table:table-cell>
          <table:table-cell table:number-columns-repeated="16374"/>
        </table:table-row>
        <table:table-row table:style-name="ro2">
          <table:table-cell/>
          <table:table-cell table:number-columns-repeated="7" table:style-name="ce1"/>
          <table:table-cell office:value-type="string" table:style-name="ce5">
            <text:p>Entropie moyenne</text:p>
          </table:table-cell>
          <table:table-cell office:value-type="float" office:value="0.91520778516478052" table:formula="of:=([.I29]*[.J29]+[.I30]*[.J30])/14" table:style-name="ce6">
            <text:p>0,915207785</text:p>
          </table:table-cell>
          <table:table-cell table:number-columns-repeated="16374"/>
        </table:table-row>
        <table:table-row table:style-name="ro2">
          <table:table-cell/>
          <table:table-cell table:number-columns-repeated="7" table:style-name="ce1"/>
          <table:table-cell office:value-type="string" table:style-name="ce5">
            <text:p>gain(Humidity)</text:p>
          </table:table-cell>
          <table:table-cell office:value-type="float" office:value="2.5078173505850399E-2" table:formula="of:=[Entropie_Humidity__.$B$27]-[.J31]" table:style-name="ce6">
            <text:p>0,02507817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4">
            <text:p>Humidity/=&lt;95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float" office:value="0.96123660472287598" table:formula="of:=-([.G35]/[.I35]*LOG([.G35]/[.I35];2)+[.H35]/[.I35]*LOG([.H35]/[.I35];2))" table:style-name="ce4">
            <text:p>0,961236605</text:p>
          </table:table-cell>
          <table:table-cell table:number-columns-repeated="16374"/>
        </table:table-row>
        <table:table-row table:style-name="ro2">
          <table:table-cell table:number-columns-repeated="5"/>
          <table:table-cell office:value-type="string" table:style-name="ce4">
            <text:p>Humidity/&gt;9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Entropie moyenne</text:p>
          </table:table-cell>
          <table:table-cell office:value-type="float" office:value="0.89257684724267061" table:formula="of:=([.I35]*[.J35]+[.I36]*[.J36])/14" table:style-name="ce6">
            <text:p>0,892576847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gain(Humidity)</text:p>
          </table:table-cell>
          <table:table-cell office:value-type="float" office:value="4.7709111427960305E-2" table:formula="of:=[Entropie_Humidity__.$B$27]-[.J37]" table:style-name="ce6">
            <text:p>0,047709111</text:p>
          </table:table-cell>
          <table:table-cell table:number-columns-repeated="16374"/>
        </table:table-row>
        <table:table-row table:number-rows-repeated="1048538" table:style-name="ro1">
          <table:table-cell table:number-columns-repeated="16384"/>
        </table:table-row>
      </table:table>
      <table:table table:name="Entropie_Temperature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9" table:default-cell-style-name="ce1"/>
        <table:table-row table:style-name="ro1">
          <table:table-cell/>
          <table:table-cell table:number-columns-repeated="4" table:style-name="ce1"/>
          <table:table-cell office:value-type="string" table:style-name="ce1">
            <text:p>Arbres de décision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Nous avons d'abord ordonner les températurs par ordre croissant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Outlook<text:s/></text:p>
          </table:table-cell>
          <table:table-cell table:style-name="ce2"/>
          <table:table-cell office:value-type="string" table:style-name="ce2">
            <text:p>Temperature<text:s/></text:p>
          </table:table-cell>
          <table:table-cell office:value-type="string" table:style-name="ce2">
            <text:p>Humidity<text:s/></text:p>
          </table:table-cell>
          <table:table-cell office:value-type="string" table:style-name="ce2">
            <text:p>Windy<text:s/></text:p>
          </table:table-cell>
          <table:table-cell office:value-type="string" table:style-name="ce2">
            <text:p>Class</text:p>
          </table:table-cell>
          <table:table-cell table:style-name="ce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0" table:style-name="ce3">
            <text:p>7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1" table:style-name="ce3">
            <text:p>71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1" table:style-name="ce3">
            <text:p>81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3" table:style-name="ce3">
            <text:p>83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table:style-name="ce3"/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mière itération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otal d'individus</text:p>
          </table:table-cell>
          <table:table-cell table:number-columns-repeated="3" table:style-name="ce1"/>
          <table:table-cell office:value-type="string" table:style-name="ce4">
            <text:p>Temperature/=&lt;6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4">
            <text:p>Temperature/&gt;64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float" office:value="0.96123660472287598" table:formula="of:=-([.G24]/[.I24]*LOG([.G24]/[.I24];2)+[.H24]/[.I24]*LOG([.H24]/[.I24];2))" table:style-name="ce4">
            <text:p>0,961236605</text:p>
          </table:table-cell>
          <table:table-cell table:number-columns-repeated="16374"/>
        </table:table-row>
        <table:table-row table:style-name="ro2">
          <table:table-cell/>
          <table:table-cell table:number-columns-repeated="7" table:style-name="ce1"/>
          <table:table-cell office:value-type="string" table:style-name="ce5">
            <text:p>Entropie Moyenne</text:p>
          </table:table-cell>
          <table:table-cell office:value-type="float" office:value="0.89257684724267061" table:formula="of:=([.I23]*[.J23]+[.I24]*[.J24])/14" table:style-name="ce6">
            <text:p>0,892576847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Entropy <text:s/>: H(Class)</text:p>
          </table:table-cell>
          <table:table-cell table:number-columns-repeated="6" table:style-name="ce1"/>
          <table:table-cell office:value-type="string" table:style-name="ce5">
            <text:p>gain(Temperature)</text:p>
          </table:table-cell>
          <table:table-cell office:value-type="float" office:value="4.7709111427960305E-2" table:formula="of:=[Entropie_Temperature_.$B$27]-[.J25]" table:style-name="ce6">
            <text:p>0,0477091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94028595867063092" table:formula="of:=-(9/14*LOG(9/14;2)+5/14*LOG(5/14;2))" table:style-name="ce1">
            <text:p>0,94028595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Temperature/=&lt;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formula="of:=-([.G31]/[.I31]*LOG([.G31]/[.I31];2)+[.H31]/[.I31]*LOG([.H31]/[.I31];2))" table:style-name="ce4">
            <text:p>1</text:p>
          </table:table-cell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office:value-type="string" table:style-name="ce4">
            <text:p>Temperature/&gt;65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float" office:value="0.91829583405448956" table:formula="of:=-([.G32]/[.I32]*LOG([.G32]/[.I32];2)+[.H32]/[.I32]*LOG([.H32]/[.I32];2))" table:style-name="ce4">
            <text:p>0,918295834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Entropie Moyenne</text:p>
          </table:table-cell>
          <table:table-cell office:value-type="float" office:value="0.929967857760991" table:formula="of:=([.I31]*[.J31]+[.I32]*[.J32])/14" table:style-name="ce6">
            <text:p>0,929967858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gain(Temperature)</text:p>
          </table:table-cell>
          <table:table-cell office:value-type="float" office:value="1.0318100909639916E-2" table:formula="of:=[Entropie_Temperature_.$B$27]-[.J33]" table:style-name="ce6">
            <text:p>0,010318101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4">
            <text:p>Temperature/=&lt;70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.72192809488736231" table:formula="of:=-([.G39]/[.I39]*LOG([.G39]/[.I39];2)+[.H39]/[.I39]*LOG([.H39]/[.I39];2))" table:style-name="ce4">
            <text:p>0,721928095</text:p>
          </table:table-cell>
          <table:table-cell table:number-columns-repeated="16374"/>
        </table:table-row>
        <table:table-row table:style-name="ro2">
          <table:table-cell table:number-columns-repeated="5"/>
          <table:table-cell office:value-type="string" table:style-name="ce4">
            <text:p>Temperature/&gt;70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0.99107605983822222" table:formula="of:=-([.G40]/[.I40]*LOG([.G40]/[.I40];2)+[.H40]/[.I40]*LOG([.H40]/[.I40];2))" table:style-name="ce4">
            <text:p>0,99107606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Entropie Moyenne</text:p>
          </table:table-cell>
          <table:table-cell office:value-type="float" office:value="0.89495178664148667" table:formula="of:=([.I39]*[.J39]+[.I40]*[.J40])/14" table:style-name="ce6">
            <text:p>0,894951787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gain(Temperature)</text:p>
          </table:table-cell>
          <table:table-cell office:value-type="float" office:value="4.5334172029144248E-2" table:formula="of:=[Entropie_Temperature_.$B$27]-[.J41]" table:style-name="ce6">
            <text:p>0,045334172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4">
            <text:p>Temperature/=&lt;7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0.91829583405448956" table:formula="of:=-([.G47]/[.I47]*LOG([.G47]/[.I47];2)+[.H47]/[.I47]*LOG([.H47]/[.I47];2))" table:style-name="ce4">
            <text:p>0,918295834</text:p>
          </table:table-cell>
          <table:table-cell table:number-columns-repeated="16374"/>
        </table:table-row>
        <table:table-row table:style-name="ro2">
          <table:table-cell table:number-columns-repeated="5"/>
          <table:table-cell office:value-type="string" table:style-name="ce4">
            <text:p>Temperature/&gt;7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office:value-type="float" office:value="0.95443400292496494" table:formula="of:=-([.G48]/[.I48]*LOG([.G48]/[.I48];2)+[.H48]/[.I48]*LOG([.H48]/[.I48];2))" table:style-name="ce4">
            <text:p>0,954434003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Entropie Moyenne</text:p>
          </table:table-cell>
          <table:table-cell office:value-type="float" office:value="0.93894621626618979" table:formula="of:=([.I47]*[.J47]+[.I48]*[.J48])/14" table:style-name="ce6">
            <text:p>0,938946216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gain(Temperature)</text:p>
          </table:table-cell>
          <table:table-cell office:value-type="float" office:value="1.3397424044411244E-3" table:formula="of:=[Entropie_Temperature_.$B$27]-[.J49]" table:style-name="ce6">
            <text:p>0,001339742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4">
            <text:p>Temperature/=&lt;75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0.8812908992306927" table:formula="of:=-([.G55]/[.I55]*LOG([.G55]/[.I55];2)+[.H55]/[.I55]*LOG([.H55]/[.I55];2))" table:style-name="ce4">
            <text:p>0,881290899</text:p>
          </table:table-cell>
          <table:table-cell table:number-columns-repeated="16374"/>
        </table:table-row>
        <table:table-row table:style-name="ro2">
          <table:table-cell table:number-columns-repeated="5"/>
          <table:table-cell office:value-type="string" table:style-name="ce4">
            <text:p>Temperature/&gt;7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formula="of:=-([.G56]/[.I56]*LOG([.G56]/[.I56];2)+[.H56]/[.I56]*LOG([.H56]/[.I56];2))" table:style-name="ce4">
            <text:p>1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Entropie Moyenne</text:p>
          </table:table-cell>
          <table:table-cell office:value-type="float" office:value="0.91520778516478052" table:formula="of:=([.I55]*[.J55]+[.I56]*[.J56])/14" table:style-name="ce6">
            <text:p>0,915207785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gain(Temperature)</text:p>
          </table:table-cell>
          <table:table-cell office:value-type="float" office:value="2.5078173505850399E-2" table:formula="of:=[Entropie_Temperature_.$B$27]-[.J57]" table:style-name="ce6">
            <text:p>0,025078174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4">
            <text:p>Temperature/=&lt;80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office:value-type="float" office:value="0.94566030460064021" table:formula="of:=-([.G63]/[.I63]*LOG([.G63]/[.I63];2)+[.H63]/[.I63]*LOG([.H63]/[.I63];2))" table:style-name="ce4">
            <text:p>0,945660305</text:p>
          </table:table-cell>
          <table:table-cell table:number-columns-repeated="16374"/>
        </table:table-row>
        <table:table-row table:style-name="ro2">
          <table:table-cell table:number-columns-repeated="5"/>
          <table:table-cell office:value-type="string" table:style-name="ce4">
            <text:p>Temperature/&gt;8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.91829583405448956" table:formula="of:=-([.G64]/[.I64]*LOG([.G64]/[.I64];2)+[.H64]/[.I64]*LOG([.H64]/[.I64];2))" table:style-name="ce4">
            <text:p>0,918295834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Entropie Moyenne</text:p>
          </table:table-cell>
          <table:table-cell office:value-type="float" office:value="0.93979648948360783" table:formula="of:=([.I63]*[.J63]+[.I64]*[.J64])/14" table:style-name="ce6">
            <text:p>0,939796489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gain(Temperature)</text:p>
          </table:table-cell>
          <table:table-cell office:value-type="float" office:value="4.8946918702308384E-4" table:formula="of:=[Entropie_Temperature_.$B$27]-[.J65]" table:style-name="ce6">
            <text:p>0,000489469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4">
            <text:p>Temperature/=&lt;8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0.89049164021949134" table:formula="of:=-([.G71]/[.I71]*LOG([.G71]/[.I71];2)+[.H71]/[.I71]*LOG([.H71]/[.I71];2))" table:style-name="ce4">
            <text:p>0,89049164</text:p>
          </table:table-cell>
          <table:table-cell table:number-columns-repeated="16374"/>
        </table:table-row>
        <table:table-row table:style-name="ro2">
          <table:table-cell table:number-columns-repeated="5"/>
          <table:table-cell office:value-type="string" table:style-name="ce4">
            <text:p>Temperature/&gt;8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Entropie Moyenne</text:p>
          </table:table-cell>
          <table:table-cell office:value-type="float" office:value="0.82688509448952774" table:formula="of:=([.I71]*[.J71]+[.I72]*[.J72])/14" table:style-name="ce6">
            <text:p>0,826885094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number-columns-repeated="3" table:style-name="ce1"/>
          <table:table-cell office:value-type="string" table:style-name="ce5">
            <text:p>gain(Temperature)</text:p>
          </table:table-cell>
          <table:table-cell office:value-type="float" office:value="0.11340086418110318" table:formula="of:=[Entropie_Temperature_.$B$27]-[.J73]" table:style-name="ce6">
            <text:p>0,113400864</text:p>
          </table:table-cell>
          <table:table-cell table:number-columns-repeated="16374"/>
        </table:table-row>
        <table:table-row table:number-rows-repeated="1048502" table:style-name="ro1">
          <table:table-cell table:number-columns-repeated="16384"/>
        </table:table-row>
      </table:table>
      <table:table table:name="Entropie_2eme_itération" table:style-name="ta1">
        <table:table-column table:style-name="co1" table:default-cell-style-name="ce1"/>
        <table:table-column table:style-name="co2" table:default-cell-style-name="ce1"/>
        <table:table-column table:style-name="co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1" table:default-cell-style-name="ce1"/>
        <table:table-column table:style-name="co10" table:default-cell-style-name="ce1"/>
        <table:table-column table:style-name="co18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24" table:default-cell-style-name="ce1"/>
        <table:table-column table:style-name="co1" table:number-columns-repeated="16355" table:default-cell-style-name="ce1"/>
        <table:table-row table:style-name="ro1">
          <table:table-cell/>
          <table:table-cell table:number-columns-repeated="3" table:style-name="ce1"/>
          <table:table-cell office:value-type="string" table:style-name="ce1">
            <text:p>Arbres de décision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12">
            <text:p>Deuxième itération et calcul des entropies en ignorant l'attribut Outlook qui a été choisi comme RACINE DE L'ARBRE après<text:s/></text:p>
          </table:table-cell>
          <table:table-cell table:number-columns-repeated="6" table:style-name="ce12"/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la première itération à base des entropies de Shannon</text:p>
          </table:table-cell>
          <table:table-cell table:number-columns-repeated="6" table:style-name="ce12"/>
          <table:table-cell table:number-columns-repeated="16376" table:style-name="ce1"/>
        </table:table-row>
        <table:table-row table:style-name="ro3">
          <table:table-cell/>
          <table:table-cell table:number-columns-repeated="7" table:style-name="ce12"/>
          <table:table-cell table:number-columns-repeated="16376" table:style-name="ce1"/>
        </table:table-row>
        <table:table-row table:style-name="ro4">
          <table:table-cell/>
          <table:table-cell office:value-type="string" table:style-name="ce13">
            <text:p>Commençons par ordonner les individus de l'attribut Outlook et considérons seulement ceux qui ne sont pas directement reliés à une classe(entropie = ! 0)</text:p>
          </table:table-cell>
          <table:table-cell table:number-columns-repeated="9" table:style-name="ce13"/>
          <table:table-cell table:number-columns-repeated="16373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Outlook<text:s/></text:p>
          </table:table-cell>
          <table:table-cell office:value-type="string" table:style-name="ce2">
            <text:p>Temperature<text:s/></text:p>
          </table:table-cell>
          <table:table-cell office:value-type="string" table:style-name="ce2">
            <text:p>Humidity<text:s/></text:p>
          </table:table-cell>
          <table:table-cell office:value-type="string" table:style-name="ce2">
            <text:p>Windy<text:s/></text:p>
          </table:table-cell>
          <table:table-cell office:value-type="string" table:style-name="ce2">
            <text:p>Class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sunny<text:s/>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83" table:style-name="ce3">
            <text:p>83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0" table:style-name="ce3">
            <text:p>7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5" table:style-name="ce3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72" table:style-name="ce3">
            <text:p>72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81" table:style-name="ce3">
            <text:p>81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1" table:style-name="ce3">
            <text:p>71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5">
          <table:table-cell table:number-columns-repeated="2"/>
          <table:table-cell table:style-name="ce14"/>
          <table:table-cell office:value-type="string" table:style-name="ce16">
            <text:p>Tri par Outlook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">
            <text:p>Outlook<text:s/></text:p>
          </table:table-cell>
          <table:table-cell office:value-type="string" table:style-name="ce2">
            <text:p>Temperature<text:s/></text:p>
          </table:table-cell>
          <table:table-cell office:value-type="string" table:style-name="ce2">
            <text:p>Humidity<text:s/></text:p>
          </table:table-cell>
          <table:table-cell office:value-type="string" table:style-name="ce2">
            <text:p>Windy<text:s/></text:p>
          </table:table-cell>
          <table:table-cell office:value-type="string" table:style-name="ce2">
            <text:p>Class</text:p>
          </table:table-cell>
          <table:table-cell table:number-columns-repeated="4" table:style-name="ce1"/>
          <table:table-cell office:value-type="string" table:style-name="ce1">
            <text:p><text:s/>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83" table:style-name="ce3">
            <text:p>83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72" table:style-name="ce3">
            <text:p>72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office:value-type="float" office:value="81" table:style-name="ce3">
            <text:p>81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0" table:style-name="ce3">
            <text:p>7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5" table:style-name="ce3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1" table:style-name="ce3">
            <text:p>71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7" table:style-name="ce1"/>
        </table:table-row>
        <table:table-row table:style-name="ro6">
          <table:table-cell table:number-columns-repeated="2"/>
          <table:table-cell table:style-name="ce15"/>
          <table:table-cell office:value-type="string" table:style-name="ce16">
            <text:p>Extraction des indivus rain et tri par Windy</text:p>
          </table:table-cell>
          <table:table-cell table:number-columns-repeated="2" table:style-name="ce16"/>
          <table:table-cell table:style-name="ce17"/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5">
            <text:p>Temperature</text:p>
          </table:table-cell>
          <table:table-cell office:value-type="string" table:style-name="ce10">
            <text:p>Humidity</text:p>
          </table:table-cell>
          <table:table-cell office:value-type="string" table:style-name="ce10">
            <text:p>Windy</text:p>
          </table:table-cell>
          <table:table-cell office:value-type="string" table:style-name="ce6">
            <text:p>Class</text:p>
          </table:table-cell>
          <table:table-cell table:style-name="ce1"/>
          <table:table-cell office:value-type="string" table:style-name="ce1">
            <text:p>Calcul de l'entropie Windy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0" table:style-name="ce9">
            <text:p>70</text:p>
          </table:table-cell>
          <table:table-cell office:value-type="float" office:value="96" table:style-name="ce9">
            <text:p>96</text:p>
          </table:table-cell>
          <table:table-cell office:value-type="string" table:style-name="ce9">
            <text:p>false<text:s/></text:p>
          </table:table-cell>
          <table:table-cell office:value-type="string" table:style-name="ce9">
            <text:p>Play</text:p>
          </table:table-cell>
          <table:table-cell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style-name="ce1"/>
          <table:table-cell office:value-type="string" table:style-name="ce4">
            <text:p>Windy/false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7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5" table:style-name="ce3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style-name="ce1"/>
          <table:table-cell office:value-type="string" table:style-name="ce4">
            <text:p>Windy/true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71" table:style-name="ce1"/>
        </table:table-row>
        <table:table-row table:style-name="ro7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4" table:style-name="ce1"/>
          <table:table-cell office:value-type="string" table:style-name="ce5">
            <text:p>Entropie moyenne</text:p>
          </table:table-cell>
          <table:table-cell office:value-type="float" office:value="0" table:formula="of:=([.L48]*[.M48]+[.L49]*[.M49])/5" table:style-name="ce6">
            <text:p>0</text:p>
          </table:table-cell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office:value-type="float" office:value="71" table:style-name="ce3">
            <text:p>71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6">
          <table:table-cell table:number-columns-repeated="2"/>
          <table:table-cell office:value-type="string" table:style-name="ce16">
            <text:p>Extraction des indivus et tri par temperature</text:p>
          </table:table-cell>
          <table:table-cell table:style-name="ce16"/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5">
            <text:p>Temperature</text:p>
          </table:table-cell>
          <table:table-cell office:value-type="string" table:style-name="ce10">
            <text:p>Humidity</text:p>
          </table:table-cell>
          <table:table-cell office:value-type="string" table:style-name="ce10">
            <text:p>Windy</text:p>
          </table:table-cell>
          <table:table-cell office:value-type="string" table:style-name="ce6">
            <text:p>Class</text:p>
          </table:table-cell>
          <table:table-cell table:style-name="ce1"/>
          <table:table-cell office:value-type="string" table:style-name="ce1">
            <text:p>Calcul de l'entropie de Temperature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53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style-name="ce1"/>
          <table:table-cell office:value-type="string" table:style-name="ce4">
            <text:p>temp/&lt;=6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style-name="ce4">
            <text:p>temp/&lt;=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formula="of:=-([.P55]/[.R55]*LOG([.P55]/[.R55];2)+[.Q55]/[.R55]*LOG([.Q55]/[.R55];2))" table:style-name="ce4">
            <text:p>1</text:p>
          </table:table-cell>
          <table:table-cell table:style-name="ce1"/>
          <table:table-cell office:value-type="string" table:style-name="ce4">
            <text:p>temp/&lt;=7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.91829583405448956" table:formula="of:=-([.V55]/[.X55]*LOG([.V55]/[.X55];2)+[.W55]/[.X55]*LOG([.W55]/[.X55];2))" table:style-name="ce4">
            <text:p>0,918295834</text:p>
          </table:table-cell>
          <table:table-cell table:style-name="ce1"/>
          <table:table-cell office:value-type="string" table:style-name="ce4">
            <text:p>temp/&lt;=8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formula="of:=-([.AB55]/[.AD55]*LOG([.AB55]/[.AD55];2)+[.AC55]/[.AD55]*LOG([.AC55]/[.AD55];2))" table:style-name="ce4">
            <text:p>1</text:p>
          </table:table-cell>
          <table:table-cell table:number-columns-repeated="16353"/>
        </table:table-row>
        <table:table-row table:style-name="ro7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style-name="ce1"/>
          <table:table-cell office:value-type="string" table:style-name="ce4">
            <text:p>temp/&gt;6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.81127812445913283" table:formula="of:=-([.J56]/[.L56]*LOG([.J56]/[.L56];2)+[.K56]/[.L56]*LOG([.K56]/[.L56];2))" table:style-name="ce4">
            <text:p>0,811278124</text:p>
          </table:table-cell>
          <table:table-cell table:style-name="ce1"/>
          <table:table-cell office:value-type="string" table:style-name="ce4">
            <text:p>temp/&gt;7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.91829583405448956" table:formula="of:=-([.P56]/[.R56]*LOG([.P56]/[.R56];2)+[.Q56]/[.R56]*LOG([.Q56]/[.R56];2))" table:style-name="ce4">
            <text:p>0,918295834</text:p>
          </table:table-cell>
          <table:table-cell table:style-name="ce1"/>
          <table:table-cell office:value-type="string" table:style-name="ce4">
            <text:p>temp/&lt;=7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style-name="ce4">
            <text:p>temp/&gt;8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3"/>
        </table:table-row>
        <table:table-row table:style-name="ro7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4" table:style-name="ce1"/>
          <table:table-cell office:value-type="string" table:style-name="ce5">
            <text:p>Entropie moyenne</text:p>
          </table:table-cell>
          <table:table-cell office:value-type="float" office:value="0.64902249956730629" table:formula="of:=([.L55]*[.M55]+[.L56]*[.M56])/5" table:style-name="ce6">
            <text:p>0,6490225</text:p>
          </table:table-cell>
          <table:table-cell table:number-columns-repeated="4" table:style-name="ce1"/>
          <table:table-cell office:value-type="string" table:style-name="ce5">
            <text:p>Entropie moyenne</text:p>
          </table:table-cell>
          <table:table-cell office:value-type="float" office:value="0.95097750043269369" table:formula="of:=([.R55]*[.S55]+[.R56]*[.S56])/5" table:style-name="ce6">
            <text:p>0,9509775</text:p>
          </table:table-cell>
          <table:table-cell table:number-columns-repeated="4" table:style-name="ce1"/>
          <table:table-cell office:value-type="string" table:style-name="ce5">
            <text:p>Entropie moyenne</text:p>
          </table:table-cell>
          <table:table-cell office:value-type="float" office:value="0.55097750043269378" table:formula="of:=([.X55]*[.Y55]+[.X56]*[.Y56])/5" table:style-name="ce6">
            <text:p>0,5509775</text:p>
          </table:table-cell>
          <table:table-cell table:number-columns-repeated="4" table:style-name="ce1"/>
          <table:table-cell office:value-type="string" table:style-name="ce5">
            <text:p>Entropie moyenne</text:p>
          </table:table-cell>
          <table:table-cell office:value-type="float" office:value="0.8" table:formula="of:=([.AD55]*[.AE55]+[.AD56]*[.AE56])/5" table:style-name="ce6">
            <text:p>0,8</text:p>
          </table:table-cell>
          <table:table-cell table:number-columns-repeated="16353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6">
          <table:table-cell table:number-columns-repeated="2"/>
          <table:table-cell office:value-type="string" table:style-name="ce16">
            <text:p>Extraction des individus et tri par Humidity<text:s/></text:p>
          </table:table-cell>
          <table:table-cell table:style-name="ce16"/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5">
            <text:p>Temperature</text:p>
          </table:table-cell>
          <table:table-cell office:value-type="string" table:style-name="ce10">
            <text:p>Humidity</text:p>
          </table:table-cell>
          <table:table-cell office:value-type="string" table:style-name="ce10">
            <text:p>Windy</text:p>
          </table:table-cell>
          <table:table-cell office:value-type="string" table:style-name="ce6">
            <text:p>Class</text:p>
          </table:table-cell>
          <table:table-cell table:style-name="ce1"/>
          <table:table-cell office:value-type="string" table:style-name="ce1">
            <text:p>Calcul de l'entropie de Humidity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69" table:style-name="ce9">
            <text:p>69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false<text:s/></text:p>
          </table:table-cell>
          <table:table-cell office:value-type="string" table:style-name="ce9">
            <text:p>Play</text:p>
          </table:table-cell>
          <table:table-cell table:style-name="ce1"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style-name="ce1"/>
          <table:table-cell office:value-type="string" table:style-name="ce4">
            <text:p>Humidity/&lt;=7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7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style-name="ce1"/>
          <table:table-cell office:value-type="string" table:style-name="ce4">
            <text:p>Humidity/&gt;7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7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4" table:style-name="ce1"/>
          <table:table-cell office:value-type="string" table:style-name="ce5">
            <text:p>Entropie moyenne</text:p>
          </table:table-cell>
          <table:table-cell office:value-type="float" office:value="0" table:formula="of:=([.L62]*[.M62]+[.L63]*[.M63])/5" table:style-name="ce6">
            <text:p>0</text:p>
          </table:table-cell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7" table:style-name="ce1"/>
        </table:table-row>
        <table:table-row table:style-name="ro4">
          <table:table-cell table:number-columns-repeated="2"/>
          <table:table-cell table:number-columns-repeated="5" table:style-name="ce1"/>
          <table:table-cell table:number-columns-repeated="7" table:style-name="ce11"/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11">
            <text:p>Après calcul de l'entropie de Température, Humidity et Windy <text:s/>en éliminant l'attribut Outlook,<text:s/></text:p>
          </table:table-cell>
          <table:table-cell table:number-columns-repeated="6" table:style-name="ce11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1">
            <text:p>nous obtenons :<text:s text:c="2"/></text:p>
          </table:table-cell>
          <table:table-cell office:value-type="string" table:style-name="ce11">
            <text:p>H(Windy)=0</text:p>
          </table:table-cell>
          <table:table-cell office:value-type="string" table:style-name="ce11">
            <text:p>suivant (rain)</text:p>
          </table:table-cell>
          <table:table-cell table:number-columns-repeated="4" table:style-name="ce11"/>
          <table:table-cell table:number-columns-repeated="16375" table:style-name="ce1"/>
        </table:table-row>
        <table:table-row table:style-name="ro4">
          <table:table-cell table:number-columns-repeated="2"/>
          <table:table-cell table:style-name="ce11"/>
          <table:table-cell office:value-type="string" table:style-name="ce11">
            <text:p>H(Humidy)=0</text:p>
          </table:table-cell>
          <table:table-cell office:value-type="string" table:style-name="ce11">
            <text:p>suivant(sunny)</text:p>
          </table:table-cell>
          <table:table-cell table:number-columns-repeated="4" table:style-name="ce11"/>
          <table:table-cell table:number-columns-repeated="16375" table:style-name="ce1"/>
        </table:table-row>
        <table:table-row table:style-name="ro4">
          <table:table-cell table:number-columns-repeated="2"/>
          <table:table-cell table:style-name="ce11"/>
          <table:table-cell office:value-type="string" table:style-name="ce11">
            <text:p>H(Temperature)=0,55</text:p>
          </table:table-cell>
          <table:table-cell table:number-columns-repeated="5" table:style-name="ce11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1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1">
            <text:p>Nous pouvons conclure que la température n'a pas assez d'influence sur la prédiction de la pratique de Golf</text:p>
          </table:table-cell>
          <table:table-cell table:number-columns-repeated="6" table:style-name="ce11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1">
            <text:p>par conséquent l'attribut Température peut être ignoré</text:p>
          </table:table-cell>
          <table:table-cell table:number-columns-repeated="6" table:style-name="ce11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1"/>
          <table:table-cell table:number-columns-repeated="16375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Entropie_Outlook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1" table:default-cell-style-name="ce1"/>
        <table:table-column table:style-name="co10" table:default-cell-style-name="ce1"/>
        <table:table-column table:style-name="co1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24" table:default-cell-style-name="ce1"/>
        <table:table-column table:style-name="co1" table:number-columns-repeated="16354" table:default-cell-style-name="ce1"/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Arbres de décision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Outlook<text:s/></text:p>
          </table:table-cell>
          <table:table-cell table:style-name="ce2"/>
          <table:table-cell office:value-type="string" table:style-name="ce2">
            <text:p>Temperature<text:s/></text:p>
          </table:table-cell>
          <table:table-cell office:value-type="string" table:style-name="ce2">
            <text:p>Humidity<text:s/></text:p>
          </table:table-cell>
          <table:table-cell office:value-type="string" table:style-name="ce2">
            <text:p>Windy<text:s/></text:p>
          </table:table-cell>
          <table:table-cell office:value-type="string" table:style-name="ce2">
            <text:p>Class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table:style-name="ce3"/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table:style-name="ce3"/>
          <table:table-cell office:value-type="float" office:value="80" table:style-name="ce3">
            <text:p>8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3" table:style-name="ce3">
            <text:p>83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table:style-name="ce3"/>
          <table:table-cell office:value-type="float" office:value="70" table:style-name="ce3">
            <text:p>70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table:style-name="ce3"/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table:style-name="ce3"/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Don't 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table:style-name="ce3"/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rain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sunny<text:s/>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3">
            <text:p>overcast<text:s/></text:p>
          </table:table-cell>
          <table:table-cell table:style-name="ce3"/>
          <table:table-cell office:value-type="float" office:value="81" table:style-name="ce3">
            <text:p>81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false<text:s/></text:p>
          </table:table-cell>
          <table:table-cell office:value-type="string" table:style-name="ce3">
            <text:p>Play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3">
            <text:p>rain<text:s/></text:p>
          </table:table-cell>
          <table:table-cell table:style-name="ce3"/>
          <table:table-cell office:value-type="float" office:value="71" table:style-name="ce3">
            <text:p>71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true<text:s/></text:p>
          </table:table-cell>
          <table:table-cell office:value-type="string" table:style-name="ce3">
            <text:p>Don't Play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mière itér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lculons l'entropie générale du système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d'individ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14" table:formula="of:=[Entropie_Outlook.$B$35]+[Entropie_Outlook.$G$35]+[Entropie_Outlook.$K$35]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tropy <text:s/>: H(Class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.94028595867063092" table:formula="of:=-(9/14*LOG(9/14;2)+5/14*LOG(5/14;2))" table:style-name="ce1">
            <text:p>0,940285959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unny</text:p>
          </table:table-cell>
          <table:table-cell office:value-type="string" table:style-name="ce1">
            <text:p>Play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Dont play</text:p>
          </table:table-cell>
          <table:table-cell table:style-name="ce1"/>
          <table:table-cell office:value-type="string" table:style-name="ce1">
            <text:p>rain</text:p>
          </table:table-cell>
          <table:table-cell office:value-type="string" table:style-name="ce1">
            <text:p>Play</text:p>
          </table:table-cell>
          <table:table-cell office:value-type="string" table:style-name="ce1">
            <text:p>Dont play</text:p>
          </table:table-cell>
          <table:table-cell table:style-name="ce1"/>
          <table:table-cell office:value-type="string" table:style-name="ce1">
            <text:p>Overcast</text:p>
          </table:table-cell>
          <table:table-cell office:value-type="string" table:style-name="ce1">
            <text:p>Play</text:p>
          </table:table-cell>
          <table:table-cell office:value-type="string" table:style-name="ce1">
            <text:p>Column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4"/>
          <table:table-cell office:value-type="string" table:style-name="ce4">
            <text:p>play</text:p>
          </table:table-cell>
          <table:table-cell office:value-type="string" table:style-name="ce4">
            <text:p>dontPlay</text:p>
          </table:table-cell>
          <table:table-cell office:value-type="string" table:style-name="ce4">
            <text:p>Nombre</text:p>
          </table:table-cell>
          <table:table-cell office:value-type="string" table:style-name="ce4">
            <text:p>Infos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Outlook/Sunny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0.97095059445466858" table:formula="of:=-([.C39]/[.E39]*LOG([.C39]/[.E39];2)+[.D39]/[.E39]*LOG([.D39]/[.E39];2))" table:style-name="ce4">
            <text:p>0,97095059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Outlook/Rain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.97095059445466858" table:formula="of:=-([.C40]/[.E40]*LOG([.C40]/[.E40];2)+[.D40]/[.E40]*LOG([.D40]/[.E40];2))" table:style-name="ce4">
            <text:p>0,97095059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Outlook/Overcast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5">
            <text:p>H(Outlook)</text:p>
          </table:table-cell>
          <table:table-cell office:value-type="float" office:value="0.69353613889619192" table:formula="of:=([.E39]*[.F39]+[.E40]*[.F40])/14" table:style-name="ce6">
            <text:p>0,693536139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5">
            <text:p>gain(Ouotlook)</text:p>
          </table:table-cell>
          <table:table-cell office:value-type="float" office:value="0.24674981977443899" table:formula="of:=[Entropie_Outlook.$B$27]-[.F43]" table:style-name="ce6">
            <text:p>0,24674982</text:p>
          </table:table-cell>
          <table:table-cell table:number-columns-repeated="16378" table:style-name="ce1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Entropie_Windy.B23:Entropie_Windy.B24" table:name="Table61517192123252731" table:display-filter-buttons="true"/>
        <table:database-range table:target-range-address="Entropie_Windy.B26:Entropie_Windy.B27" table:name="Table932" table:display-filter-buttons="true"/>
        <table:database-range table:target-range-address="Entropie_Humidity__.B23:Entropie_Humidity__.B24" table:name="Table61529" table:display-filter-buttons="true"/>
        <table:database-range table:target-range-address="Entropie_Humidity__.B26:Entropie_Humidity__.B27" table:name="Table93233" table:display-filter-buttons="true"/>
        <table:database-range table:target-range-address="Entropie_Temperature_.B23:Entropie_Temperature_.B24" table:name="Table61517" table:display-filter-buttons="true"/>
        <table:database-range table:target-range-address="Entropie_Temperature_.B26:Entropie_Temperature_.B27" table:name="Table93234" table:display-filter-buttons="true"/>
        <table:database-range table:target-range-address="Entropie_Outlook.B34:Entropie_Outlook.E35" table:name="Table1" table:display-filter-buttons="true"/>
        <table:database-range table:target-range-address="Entropie_Outlook.G34:Entropie_Outlook.I35" table:name="Table14" table:display-filter-buttons="true"/>
        <table:database-range table:target-range-address="Entropie_Outlook.K34:Entropie_Outlook.M35" table:name="Table15" table:display-filter-buttons="true"/>
        <table:database-range table:target-range-address="Entropie_Outlook.B23:Entropie_Outlook.B24" table:name="Table6" table:display-filter-buttons="true"/>
        <table:database-range table:target-range-address="Entropie_Outlook.B26:Entropie_Outlook.B27" table:name="Table9" table:display-filter-buttons="true"/>
        <table:database-range table:target-range-address="Entropie_Windy.B3:Entropie_Windy.H18">
          <table:sort>
            <table:sort-by table:field-number="5" table:order="descending"/>
          </table:sort>
        </table:database-range>
        <table:database-range table:target-range-address="Entropie_Humidity__.B3:Entropie_Humidity__.H17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NewRomanPS-BoldMT" svg:font-family="TimesNewRomanPS-BoldMT"/>
    <style:font-face style:name="TimesNewRomanPSMT" svg:font-family="TimesNewRomanPSMT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ONE ZONGO FOR ALL</meta:initial-creator>
    <dc:creator>ONE ZONGO FOR ALL</dc:creator>
    <meta:creation-date>2019-03-05T04:29:49Z</meta:creation-date>
    <dc:date>2019-03-06T15:10:06Z</dc:date>
  </office:meta>
</office:document-meta>
</file>